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cc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8080"/>
    </style:style>
    <style:style style:name="gr6" style:family="graphic" style:parent-style-name="standard">
      <style:graphic-properties draw:fill="solid" draw:fill-color="#e6e6ff"/>
    </style:style>
    <style:style style:name="gr7" style:family="graphic" style:parent-style-name="standard">
      <style:graphic-properties draw:fill="solid" draw:fill-color="#ffffcc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cc99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3.5cm" draw:transform="rotate (1.5699236621686) translate (1.046cm 19.989cm)">
          <text:p text:style-name="P1">Eingabeparameter</text:p>
        </draw:rect>
        <draw:custom-shape draw:style-name="gr2" draw:text-style-name="P1" draw:layer="layout" svg:width="3.4cm" svg:height="2.3cm" svg:x="4.9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11.2cm" svg:height="18.9cm" svg:x="8.7cm" svg:y="1cm">
          <text:p text:style-name="P1">Pfadplaner - RRT*</text:p>
        </draw:rect>
        <draw:custom-shape draw:style-name="gr2" draw:text-style-name="P1" draw:layer="layout" svg:width="4cm" svg:height="2.3cm" svg:x="20.3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9cm" svg:height="3.5cm" draw:transform="rotate (-1.57114539264618) translate (27.911cm 1.001cm)">
          <text:p text:style-name="P1">Ausgabe/Kontrollbefehle</text:p>
        </draw:rect>
      </draw:page>
      <draw:page draw:name="page2" draw:style-name="dp1" draw:master-page-name="Standard">
        <draw:rect draw:style-name="standard" draw:text-style-name="P2" draw:layer="layout" svg:width="5.7cm" svg:height="21cm" svg:x="0cm" svg:y="0cm">
          <text:p><text:span text:style-name="T1">Eingabeparameter</text:span></text:p>
        </draw:rect>
        <draw:rect draw:style-name="gr3" draw:text-style-name="P3" draw:layer="layout" svg:width="10.501cm" svg:height="21cm" svg:x="9.399cm" svg:y="0cm">
          <text:p text:style-name="P1"><text:span text:style-name="T2">Pfadplaner - RRT*</text:span></text:p>
        </draw:rect>
        <draw:custom-shape draw:style-name="gr4" draw:text-style-name="P1" draw:layer="layout" svg:width="2.6cm" svg:height="2.3cm" svg:x="20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4" draw:layer="layout" svg:width="6.56cm" svg:height="20.949cm" svg:x="23.1cm" svg:y="0.051cm">
          <text:p text:style-name="P1"><text:span text:style-name="T1">Output</text:span></text:p>
        </draw:rect>
        <draw:rect draw:style-name="gr1" draw:text-style-name="P1" draw:layer="layout" svg:width="4.8cm" svg:height="2.4cm" svg:x="0.3cm" svg:y="1.4cm">
          <text:p text:style-name="P1">Position</text:p>
        </draw:rect>
        <draw:rect draw:style-name="gr1" draw:text-style-name="P1" draw:layer="layout" svg:width="4.8cm" svg:height="2.4cm" svg:x="0.4cm" svg:y="7.4cm">
          <text:p text:style-name="P1">Lenkwinkel</text:p>
        </draw:rect>
        <draw:rect draw:style-name="gr1" draw:text-style-name="P1" draw:layer="layout" svg:width="4.8cm" svg:height="2.4cm" svg:x="0.4cm" svg:y="4.4cm">
          <text:p text:style-name="P1">Geschwindigkeit</text:p>
        </draw:rect>
        <draw:custom-shape draw:style-name="gr4" draw:text-style-name="P1" draw:layer="layout" svg:width="3.4cm" svg:height="2.3cm" svg:x="5.9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" draw:text-style-name="P5" draw:layer="layout" svg:width="5cm" svg:height="7.8cm" svg:x="0.4cm" svg:y="10.1cm">
          <text:p text:style-name="P1"><text:span text:style-name="T3">Sensordaten</text:span></text:p>
        </draw:rect>
        <draw:rect draw:style-name="gr1" draw:text-style-name="P1" draw:layer="layout" svg:width="4.3cm" svg:height="2.2cm" svg:x="0.8cm" svg:y="11.2cm">
          <text:p text:style-name="P1">Obstacles</text:p>
        </draw:rect>
        <draw:g>
          <draw:rect draw:style-name="gr7" draw:text-style-name="P5" draw:layer="layout" svg:width="9.8cm" svg:height="13.3cm" svg:x="9.8cm" svg:y="1.2cm">
            <text:p text:style-name="P1"><text:span text:style-name="T3">Rapidly exploring Random Tree</text:span></text:p>
          </draw:rect>
          <draw:rect draw:style-name="standard" draw:layer="layout" svg:width="4.2cm" svg:height="3.981cm" svg:x="15.2cm" svg:y="2.619cm">
            <text:p>Nodes</text:p>
            <text:p><text:s/>- Coordinates</text:p>
            <text:p><text:s/>- Orientation</text:p>
            <text:p><text:s/>- Parent</text:p>
            <text:p><text:s/>- valid</text:p>
          </draw:rect>
          <draw:rect draw:style-name="gr1" draw:text-style-name="P1" draw:layer="layout" svg:width="3.5cm" svg:height="1.927cm" svg:x="10.7cm" svg:y="4.673cm">
            <text:p text:style-name="P1">Obstacles</text:p>
          </draw:rect>
          <draw:line draw:style-name="gr8" draw:text-style-name="P1" draw:layer="layout" svg:x1="12.6cm" svg:y1="6.9cm" svg:x2="13.6cm" svg:y2="8.9cm">
            <text:p/>
          </draw:line>
          <draw:line draw:style-name="gr8" draw:text-style-name="P1" draw:layer="layout" svg:x1="16.7cm" svg:y1="6.9cm" svg:x2="15.1cm" svg:y2="8.8cm">
            <text:p/>
          </draw:line>
          <draw:rect draw:style-name="gr1" draw:text-style-name="P1" draw:layer="layout" svg:width="4.4cm" svg:height="4.1cm" svg:x="12.4cm" svg:y="9cm">
            <text:p text:style-name="P1">Tree</text:p>
            <text:p text:style-name="P1">Abfahrbare</text:p>
            <text:p text:style-name="P1">Trajectorie</text:p>
          </draw:rect>
        </draw:g>
        <draw:rect draw:style-name="gr1" draw:text-style-name="P1" draw:layer="layout" svg:width="4.9cm" svg:height="3.2cm" svg:x="24cm" svg:y="1.9cm">
          <text:p text:style-name="P1">Trajectorie_msg</text:p>
        </draw:rect>
        <draw:rect draw:style-name="gr1" draw:text-style-name="P1" draw:layer="layout" svg:width="4.9cm" svg:height="3.2cm" svg:x="24.1cm" svg:y="6cm">
          <text:p text:style-name="P1">Neue Lenk-</text:p>
          <text:p text:style-name="P1">einstellung</text:p>
        </draw:rect>
        <draw:rect draw:style-name="gr1" draw:text-style-name="P1" draw:layer="layout" svg:width="5.2cm" svg:height="3.2cm" svg:x="23.9cm" svg:y="10.2cm">
          <text:p text:style-name="P1">Geschwindigkeits-</text:p>
          <text:p text:style-name="P1">anpassung</text:p>
        </draw:rect>
        <draw:rect draw:style-name="gr1" draw:text-style-name="P1" draw:layer="layout" svg:width="4.8cm" svg:height="3.7cm" svg:x="0.5cm" svg:y="13.7cm">
          <text:p text:style-name="P1">360 Strahlen,</text:p>
          <text:p text:style-name="P1">Die in x Metern </text:p>
          <text:p text:style-name="P1">auf ein Hindernis</text:p>
          <text:p text:style-name="P1"><text:s/>treffen</text:p>
        </draw:rect>
        <draw:rect draw:style-name="gr9" draw:text-style-name="P1" draw:layer="layout" svg:width="4.3cm" svg:height="2.2cm" svg:x="0.8cm" svg:y="18.3cm">
          <text:p text:style-name="P1">Map</text:p>
        </draw:rect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19T15:28:48.92</meta:creation-date>
    <dc:date>2018-03-07T08:24:12.59</dc:date>
    <meta:editing-duration>PT17M31S</meta:editing-duration>
    <meta:editing-cycles>3</meta:editing-cycles>
    <meta:generator>OpenOffice/4.1.1$Win32 OpenOffice.org_project/411m6$Build-9775</meta:generator>
    <meta:document-statistic meta:object-count="27"/>
  </office:meta>
</office:document-meta>
</file>